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2d2550" officeooo:paragraph-rsid="002d2550"/>
    </style:style>
    <style:style style:name="P3" style:family="paragraph" style:parent-style-name="Standard">
      <style:paragraph-properties fo:text-align="center" style:justify-single-word="false"/>
      <style:text-properties officeooo:paragraph-rsid="001be0a5"/>
    </style:style>
    <style:style style:name="P4" style:family="paragraph" style:parent-style-name="Standard" style:list-style-name="L1"/>
    <style:style style:name="P5" style:family="paragraph" style:parent-style-name="Standard">
      <style:text-properties officeooo:paragraph-rsid="00312e06"/>
    </style:style>
    <style:style style:name="P6" style:family="paragraph" style:parent-style-name="Standard">
      <style:text-properties fo:font-weight="bold" officeooo:paragraph-rsid="002432ad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 style:list-style-name="L2">
      <style:text-properties officeooo:paragraph-rsid="001caee7"/>
    </style:style>
    <style:style style:name="P9" style:family="paragraph" style:parent-style-name="Standard" style:list-style-name="L3">
      <style:text-properties officeooo:paragraph-rsid="001caee7"/>
    </style:style>
    <style:style style:name="P10" style:family="paragraph" style:parent-style-name="Standard" style:list-style-name="L3">
      <style:text-properties officeooo:paragraph-rsid="0021a4fd"/>
    </style:style>
    <style:style style:name="P11" style:family="paragraph" style:parent-style-name="Standard" style:list-style-name="L4">
      <style:text-properties officeooo:paragraph-rsid="001cf468"/>
    </style:style>
    <style:style style:name="P12" style:family="paragraph" style:parent-style-name="Standard" style:list-style-name="L5"/>
    <style:style style:name="P13" style:family="paragraph" style:parent-style-name="Standard" style:list-style-name="L6">
      <style:text-properties officeooo:paragraph-rsid="001f0261"/>
    </style:style>
    <style:style style:name="P14" style:family="paragraph" style:parent-style-name="Standard" style:list-style-name="L7">
      <style:text-properties officeooo:paragraph-rsid="001f211d"/>
    </style:style>
    <style:style style:name="P15" style:family="paragraph" style:parent-style-name="Standard" style:list-style-name="L8"/>
    <style:style style:name="P16" style:family="paragraph" style:parent-style-name="Standard">
      <style:paragraph-properties fo:break-before="page"/>
      <style:text-properties fo:font-weight="bold" officeooo:paragraph-rsid="0021445c" style:font-weight-asian="bold" style:font-weight-complex="bold"/>
    </style:style>
    <style:style style:name="P17" style:family="paragraph" style:parent-style-name="Standard" style:list-style-name="L9">
      <style:text-properties officeooo:paragraph-rsid="0021445c"/>
    </style:style>
    <style:style style:name="P18" style:family="paragraph" style:parent-style-name="Standard" style:list-style-name="L10">
      <style:text-properties officeooo:paragraph-rsid="0021445c"/>
    </style:style>
    <style:style style:name="P19" style:family="paragraph" style:parent-style-name="Standard" style:list-style-name="L11">
      <style:text-properties officeooo:paragraph-rsid="0021445c"/>
    </style:style>
    <style:style style:name="P20" style:family="paragraph" style:parent-style-name="Standard" style:list-style-name="L12">
      <style:text-properties officeooo:paragraph-rsid="0021445c"/>
    </style:style>
    <style:style style:name="P21" style:family="paragraph" style:parent-style-name="Standard" style:list-style-name="L13"/>
    <style:style style:name="P22" style:family="paragraph" style:parent-style-name="Standard" style:list-style-name="L14">
      <style:text-properties officeooo:paragraph-rsid="00232388"/>
    </style:style>
    <style:style style:name="P23" style:family="paragraph" style:parent-style-name="Standard" style:list-style-name="L15"/>
    <style:style style:name="P24" style:family="paragraph" style:parent-style-name="Standard" style:list-style-name="L16">
      <style:text-properties officeooo:paragraph-rsid="0023a4aa"/>
    </style:style>
    <style:style style:name="P25" style:family="paragraph" style:parent-style-name="Standard">
      <style:paragraph-properties fo:break-before="page"/>
      <style:text-properties fo:font-weight="bold" officeooo:paragraph-rsid="002432ad" style:font-weight-asian="bold" style:font-weight-complex="bold"/>
    </style:style>
    <style:style style:name="P26" style:family="paragraph" style:parent-style-name="Standard" style:list-style-name="L17">
      <style:text-properties officeooo:paragraph-rsid="002857b0"/>
    </style:style>
    <style:style style:name="P27" style:family="paragraph" style:parent-style-name="Standard" style:list-style-name="L18">
      <style:text-properties officeooo:paragraph-rsid="002432ad"/>
    </style:style>
    <style:style style:name="P28" style:family="paragraph" style:parent-style-name="Heading_20_2">
      <style:text-properties officeooo:paragraph-rsid="0038c3e1"/>
    </style:style>
    <style:style style:name="P29" style:family="paragraph" style:parent-style-name="Standard" style:list-style-name="L19">
      <style:text-properties officeooo:paragraph-rsid="0038c3e1"/>
    </style:style>
    <style:style style:name="P30" style:family="paragraph" style:parent-style-name="Standard">
      <style:text-properties fo:font-weight="bold" officeooo:paragraph-rsid="002a42d7" style:font-weight-asian="bold" style:font-weight-complex="bold"/>
    </style:style>
    <style:style style:name="P31" style:family="paragraph" style:parent-style-name="Standard" style:list-style-name="L20">
      <style:text-properties officeooo:paragraph-rsid="002a42d7"/>
    </style:style>
    <style:style style:name="P32" style:family="paragraph" style:parent-style-name="Standard" style:list-style-name="L20">
      <style:text-properties officeooo:paragraph-rsid="002857b0"/>
    </style:style>
    <style:style style:name="P33" style:family="paragraph" style:parent-style-name="Standard" style:list-style-name="L21">
      <style:text-properties officeooo:paragraph-rsid="00287d04"/>
    </style:style>
    <style:style style:name="P34" style:family="paragraph" style:parent-style-name="Heading_20_2">
      <style:paragraph-properties fo:text-align="justify" style:justify-single-word="false" fo:keep-with-next="always"/>
      <style:text-properties officeooo:paragraph-rsid="003955fa"/>
    </style:style>
    <style:style style:name="P35" style:family="paragraph" style:parent-style-name="Heading_20_2">
      <style:paragraph-properties fo:text-align="justify" style:justify-single-word="false"/>
      <style:text-properties officeooo:paragraph-rsid="003955f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3453ce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3a6a" style:font-style-asian="italic" style:font-weight-asian="bold" style:font-style-complex="italic" style:font-weight-complex="bold"/>
    </style:style>
    <style:style style:name="T4" style:family="text">
      <style:text-properties officeooo:rsid="00363306"/>
    </style:style>
    <style:style style:name="T5" style:family="text">
      <style:text-properties fo:font-style="italic" fo:font-weight="bold" officeooo:rsid="00312e06" style:font-style-asian="italic" style:font-weight-asian="bold" style:font-style-complex="italic" style:font-weight-complex="bold"/>
    </style:style>
    <style:style style:name="T6" style:family="text">
      <style:text-properties officeooo:rsid="00312e0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6b14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caee7"/>
    </style:style>
    <style:style style:name="T11" style:family="text">
      <style:text-properties officeooo:rsid="001cf468"/>
    </style:style>
    <style:style style:name="T12" style:family="text">
      <style:text-properties officeooo:rsid="001dd0da"/>
    </style:style>
    <style:style style:name="T13" style:family="text">
      <style:text-properties fo:font-style="italic" officeooo:rsid="0036b145" style:font-style-asian="italic" style:font-style-complex="italic"/>
    </style:style>
    <style:style style:name="T14" style:family="text">
      <style:text-properties officeooo:rsid="002579d3"/>
    </style:style>
    <style:style style:name="T15" style:family="text">
      <style:text-properties officeooo:rsid="001f211d"/>
    </style:style>
    <style:style style:name="T16" style:family="text">
      <style:text-properties officeooo:rsid="001fa1d9"/>
    </style:style>
    <style:style style:name="T17" style:family="text">
      <style:text-properties officeooo:rsid="00379251"/>
    </style:style>
    <style:style style:name="T18" style:family="text">
      <style:text-properties officeooo:rsid="0038c3e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a42d7"/>
    </style:style>
    <style:style style:name="T21" style:family="text">
      <style:text-properties officeooo:rsid="002f5bac"/>
    </style:style>
    <style:style style:name="T22" style:family="text">
      <style:text-properties style:font-name="Liberation Sans" style:font-name-asian="Noto Sans CJK SC" style:font-name-complex="Noto Sans1"/>
    </style:style>
    <style:style style:name="T2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25" style:family="text">
      <style:text-properties fo:color="#080808" loext:opacity="100%" style:font-name="JetBrains Mono" fo:font-size="10pt" fo:font-style="normal" fo:font-weight="normal" officeooo:rsid="002d5d21" style:font-size-asian="10pt" style:font-style-asian="normal" style:font-weight-asian="normal"/>
    </style:style>
    <style:style style:name="T2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rell Piner</text:p>
      <text:p text:style-name="Standard">Louisville, Colorado, USA</text:p>
      <text:p text:style-name="P2">+1 (303) 578-0035</text:p>
      <text:p text:style-name="P2">darpin1963@gmail.com</text:p>
      <text:p text:style-name="P3"/>
      <text:p text:style-name="Standard">Based in Greater Denver, Colorado <text:s text:c="32"/>Authorized to work in the US for any employer. </text:p>
      <text:p text:style-name="Standard">Open to opportunities:</text:p>
      <text:list text:style-name="L1">
        <text:list-item>
          <text:p text:style-name="P4"><text:span text:style-name="T1">onsite</text:span> in Boulder, Downtown Denver and the northern 'Suburbs',</text:p>
        </text:list-item>
        <text:list-item>
          <text:p text:style-name="P4"><text:span text:style-name="T1">hybrid</text:span> in Metro Denver area, and</text:p>
        </text:list-item>
        <text:list-item>
          <text:p text:style-name="P4">fully-<text:span text:style-name="T1">remote </text:span>opportunities</text:p>
        </text:list-item>
      </text:list>
      <text:h text:style-name="Heading_20_2" text:outline-level="2">SUMMARY</text:h>
      <text:p text:style-name="Standard">Extensive experience <text:span text:style-name="T1">designing and implementing software systems</text:span> in a wide array of languages and technologies. Most comfortable with <text:span text:style-name="T1">C++</text:span> and system-level applications; lots of experience with <text:span text:style-name="T1">SaaS</text:span> and <text:span text:style-name="T1">cloud services</text:span> over the last few years.</text:p>
      <text:p text:style-name="Standard"/>
      <text:p text:style-name="Standard">Experience in modern technologies e.g., <text:span text:style-name="T1">OO</text:span>, <text:span text:style-name="T2">docker</text:span>, <text:span text:style-name="T1">microservices</text:span>, <text:span text:style-name="T1">cloud</text:span>, <text:span text:style-name="T1">REST</text:span>.</text:p>
      <text:p text:style-name="Standard"/>
      <text:p text:style-name="Standard">Full understanding of the <text:span text:style-name="T1">development lifecycle</text:span>, <text:span text:style-name="T1">agile</text:span> processes / ceremonies, and a desire to <text:span text:style-name="T1">drive the processes</text:span> in efficient and useful ways making the <text:span text:style-name="T3">team and </text:span><text:span text:style-name="T1">company grow </text:span>and <text:span text:style-name="T1">helping people</text:span> become <text:span text:style-name="T1">better</text:span> at what they do both professionally and personally.</text:p>
      <text:p text:style-name="Standard"/>
      <text:p text:style-name="Standard">Math geek who enjoys <text:span text:style-name="T1">measuring</text:span> things, <text:span text:style-name="T1">gathering</text:span> data, <text:span text:style-name="T1">identifying</text:span> trends, experimenting with, and “discovering” what the numbers might mean.</text:p>
      <text:p text:style-name="Standard"/>
      <text:p text:style-name="Standard">Extreme interest in identifying and gathering <text:span text:style-name="T1">metrics</text:span> measuring all aspects of software development including inception, planning, and mapping, as well as, typical development tasks, and using such to identify trends and gauge performance.</text:p>
      <text:p text:style-name="Standard"/>
      <text:p text:style-name="Standard">Eager to <text:span text:style-name="T1">lead</text:span> and <text:span text:style-name="T1">inspire</text:span> others (not just engineers) to <text:span text:style-name="T1">become better</text:span> at their craft, whether as their peer, leader, or underling.</text:p>
      <text:p text:style-name="Standard"/>
      <text:p text:style-name="Standard">Love of all things tech. <text:span text:style-name="T4">w</text:span>ith an eye for new tools and techniques to do really cool things.</text:p>
      <text:h text:style-name="Heading_20_2" text:outline-level="2">OBJECTIVE</text:h>
      <text:p text:style-name="Standard">Secure a position leading and driving development of <text:span text:style-name="T1">interesting</text:span>, <text:span text:style-name="T1">useful</text:span> software and services, where I can <text:span text:style-name="T5">write software</text:span><text:span text:style-name="T6">, </text:span><text:span text:style-name="T1">build teams</text:span>, and <text:span text:style-name="T1">develop engineers</text:span>, plan and build <text:span text:style-name="T1">architectures</text:span> and <text:span text:style-name="T1">software solutions</text:span>, and <text:span text:style-name="T1">mentor</text:span> and help others in the same and on their path.</text:p>
      <text:p text:style-name="P5"/>
      <text:p text:style-name="P5">Specifically, interested in ‘<text:span text:style-name="T1">leadership</text:span>’ roles driving <text:span text:style-name="T1">planning</text:span>, <text:span text:style-name="T1">requirements</text:span>, and <text:span text:style-name="T1">processes</text:span> where tools and techniques are identified and research performed for <text:span text:style-name="T1">proper usage</text:span> in potential solutions, and <text:span text:style-name="T1">driving execution</text:span> to successful deployment.</text:p>
      <text:h text:style-name="Heading_20_2" text:outline-level="2" text:is-list-header="true"><text:soft-page-break/>EXPERIENCE</text:h>
      <text:p text:style-name="Standard"/>
      <text:p text:style-name="P6">Ivanti, Salt Lake City, UT — <text:span text:style-name="T7">Fully Remote Senior Software Engineer</text:span> <text:span text:style-name="T8">11/</text:span>21-<text:span text:style-name="T8">7/24</text:span></text:p>
      <text:p text:style-name="Standard"/>
      <text:p text:style-name="P7">Using modern <text:span text:style-name="T9">C++</text:span> on <text:span text:style-name="T9">Linux</text:span>:</text:p>
      <text:list text:style-name="L2">
        <text:list-item>
          <text:p text:style-name="P8">supported / augmented / enhanced in-house SDK for cross-platform patch management</text:p>
        </text:list-item>
      </text:list>
      <text:list text:style-name="L3">
        <text:list-item>
          <text:p text:style-name="P9">supported and tested legacy (content-based) C++ Linux patch engine</text:p>
        </text:list-item>
        <text:list-item>
          <text:p text:style-name="P10">developed a framework for new generation (content-less) patch engine including</text:p>
          <text:list>
            <text:list-item>
              <text:p text:style-name="P10">composite pattern to decouple steps from driving algorithm</text:p>
            </text:list-item>
            <text:list-item>
              <text:p text:style-name="P9">algorithm calculating package state of machine before and after operation</text:p>
            </text:list-item>
            <text:list-item>
              <text:p text:style-name="P9">abstraction so that algorithm was wholly decoupled from the operation itself</text:p>
            </text:list-item>
            <text:list-item>
              <text:p text:style-name="P9">state management to handle interruptions in any step</text:p>
            </text:list-item>
            <text:list-item>
              <text:p text:style-name="P9">reboot scheduling / management and resume capabilities</text:p>
            </text:list-item>
            <text:list-item>
              <text:p text:style-name="P9">full test-drive mode handling canned responses for selected steps </text:p>
            </text:list-item>
          </text:list>
        </text:list-item>
      </text:list>
      <text:p text:style-name="P7"><text:span text:style-name="T10">U</text:span>sing <text:span text:style-name="T9">docker</text:span> and <text:span text:style-name="T9">compose </text:span>specifications for ever-growing set of Linux distributions developed:</text:p>
      <text:list text:style-name="L4">
        <text:list-item>
          <text:p text:style-name="P11">(compile|build|package|publish)-as-a-command from a single host</text:p>
        </text:list-item>
        <text:list-item>
          <text:p text:style-name="P11">validation tests for each target distribution</text:p>
        </text:list-item>
        <text:list-item>
          <text:p text:style-name="P11">build artifacts published to an arbitrary mounted data store</text:p>
        </text:list-item>
        <text:list-item>
          <text:p text:style-name="P11">specifications for X11, debug, and other developer chosen tools</text:p>
        </text:list-item>
        <text:list-item>
          <text:p text:style-name="P11">sets of configuration-as-code specifications <text:span text:style-name="T11">for local </text:span><text:span text:style-name="T12">and </text:span><text:span text:style-name="T11">orchestrator </text:span><text:span text:style-name="T12">deploy</text:span></text:p>
        </text:list-item>
      </text:list>
      <text:p text:style-name="P7">Other Accomplishments:</text:p>
      <text:list text:style-name="L5">
        <text:list-item>
          <text:p text:style-name="P12">championed and led weekly knowledge exchange meetings among teammates and with other invited teams' members</text:p>
        </text:list-item>
      </text:list>
      <text:p text:style-name="Standard"><text:span text:style-name="T1">Tools/Skills:</text:span> <text:span text:style-name="T7">C++, Linux, day-to-day machine Ubuntu LTS, docker, docker-compose, cmake / make, gdb, design patterns.</text:span></text:p>
      <text:p text:style-name="Standard"/>
      <text:p text:style-name="P6">Mersive, Denver, CO — <text:span text:style-name="T7">Senior Software Engineer </text:span><text:span text:style-name="T13">2/20-7/21</text:span></text:p>
      <text:p text:style-name="Standard"/>
      <text:p text:style-name="P7">Using <text:span text:style-name="T9">Python</text:span>, <text:span text:style-name="T9">connexion </text:span>and <text:span text:style-name="T9">openapi </text:span>/ swagger specifications:</text:p>
      <text:list text:style-name="L6">
        <text:list-item>
          <text:p text:style-name="P13">productized location service from data-scientist prototype</text:p>
        </text:list-item>
        <text:list-item>
          <text:p text:style-name="P13">SAML integration with identity providers</text:p>
        </text:list-item>
        <text:list-item>
          <text:p text:style-name="P13"><text:bookmark-start text:name="__DdeLink__1638_2360084685"/>developed <text:span text:style-name="T14">pandemic </text:span>‘workplace wellness‘ service for safe resource scheduling / utilization<text:bookmark-end text:name="__DdeLink__1638_2360084685"/></text:p>
        </text:list-item>
      </text:list>
      <text:p text:style-name="P7">Using <text:span text:style-name="T9">docker</text:span> and <text:span text:style-name="T9">compose </text:span>specifications:</text:p>
      <text:list text:style-name="L7">
        <text:list-item>
          <text:p text:style-name="P14">drove / influenced cloud techniques migrating a monolithic cloud distributed system to a micro-service-oriented solution</text:p>
        </text:list-item>
        <text:list-item>
          <text:p text:style-name="P14">developed and presented docker-based tools for front-end developers for <text:span text:style-name="T15">t</text:span>esting</text:p>
        </text:list-item>
      </text:list>
      <text:p text:style-name="P7"><text:span text:style-name="T16">O</text:span>ther Accomplishments:</text:p>
      <text:list text:style-name="L8">
        <text:list-item>
          <text:p text:style-name="P15">championed and led weekly knowledge exchange meetings among teammates</text:p>
        </text:list-item>
      </text:list>
      <text:p text:style-name="P7"><text:span text:style-name="T9">Tools/Skills:</text:span> Python, flask / connexion, docker, docker-compose, git, gcp, k8s, drone</text:p>
      <text:p text:style-name="Standard"/>
      <text:p text:style-name="P16">JumpCloud, Boulder, CO — Senior Software Engineer <text:span text:style-name="T8">7/18-1/20</text:span></text:p>
      <text:p text:style-name="Standard"/>
      <text:p text:style-name="P7">Using <text:span text:style-name="T9">nodejs</text:span> and <text:span text:style-name="T9">go</text:span> supported / augmented / enhanced:</text:p>
      <text:list text:style-name="L9">
        <text:list-item>
          <text:p text:style-name="P17">web microservices for cloud-based active directory service</text:p>
        </text:list-item>
        <text:list-item>
          <text:p text:style-name="P17">backend directory functionality</text:p>
        </text:list-item>
        <text:list-item>
          <text:p text:style-name="P17">directory microservice integration with external services (gsuite)</text:p>
        </text:list-item>
      </text:list>
      <text:p text:style-name="P7">Other Accomplishments:</text:p>
      <text:list text:style-name="L10">
        <text:list-item>
          <text:p text:style-name="P18">performed some lead and product owner roles for team</text:p>
        </text:list-item>
        <text:list-item>
          <text:p text:style-name="P18">worked with newly onboarded TPM role to fast-track understanding and provide much needed Product Management input to the team</text:p>
        </text:list-item>
      </text:list>
      <text:p text:style-name="P7"><text:span text:style-name="T9">Tools/Skills:</text:span> nodejs, golang, linux, backend, docker, docker-compose, bash, grpc, mongo, postgres, github, agile, ldap, gsuite, o365, intellij / golang / datagrip, robo3t, apache directory studio, aws</text:p>
      <text:p text:style-name="P7"/>
      <text:p text:style-name="P6">Alteryx, Broomfield, CO — Senior Software Engineer <text:span text:style-name="T8">10/17-6/18</text:span></text:p>
      <text:p text:style-name="Standard"/>
      <text:p text:style-name="P7">Using <text:span text:style-name="T9">C++</text:span> on Windows and Linux:</text:p>
      <text:list text:style-name="L11">
        <text:list-item>
          <text:p text:style-name="P19">supported / augmented / enhanced analytics engine application</text:p>
        </text:list-item>
        <text:list-item>
          <text:p text:style-name="P19">ported plugins from legacy engine format</text:p>
        </text:list-item>
      </text:list>
      <text:p text:style-name="P7">Championed:</text:p>
      <text:list text:style-name="L12">
        <text:list-item>
          <text:p text:style-name="P20">move to formal code reviews</text:p>
        </text:list-item>
        <text:list-item>
          <text:p text:style-name="P20">transparent use of docker containers for QA testing on Windows</text:p>
        </text:list-item>
        <text:list-item>
          <text:p text:style-name="P20">Linux port analysis, troubleshooting, and container testing</text:p>
        </text:list-item>
      </text:list>
      <text:p text:style-name="P7">Other Accomplishments:</text:p>
      <text:list text:style-name="L13">
        <text:list-item>
          <text:p text:style-name="P21">recruited members and chartered an internal Toastmasters International club</text:p>
          <text:list>
            <text:list-item>
              <text:p text:style-name="P21">acted as Club President recruiting and training other officers</text:p>
            </text:list-item>
          </text:list>
        </text:list-item>
      </text:list>
      <text:p text:style-name="P7"><text:span text:style-name="T9">Tools/Skills:</text:span> visual studio, C++, code collaborator, docker, linux, agile</text:p>
      <text:p text:style-name="Standard"/>
      <text:p text:style-name="P6">MassRoots, Denver, CO — Senior Software Engineer <text:span text:style-name="T8">5/17-7/17</text:span></text:p>
      <text:p text:style-name="Standard"/>
      <text:p text:style-name="P7">Using <text:span text:style-name="T9">golang</text:span>:</text:p>
      <text:list text:style-name="L14">
        <text:list-item>
          <text:p text:style-name="P22">rewrite a specialized social network to be more scalable</text:p>
        </text:list-item>
        <text:list-item>
          <text:p text:style-name="P22">developed behavior-driven-development test suite for rewrite</text:p>
        </text:list-item>
      </text:list>
      <text:p text:style-name="P7">Other Accomplishments:</text:p>
      <text:list text:style-name="L15">
        <text:list-item>
          <text:p text:style-name="P23">Identified as Manager for Community team -- company ran out of money; engineering team dissolved.</text:p>
        </text:list-item>
      </text:list>
      <text:p text:style-name="P7"><text:span text:style-name="T9">Tools/Skills:</text:span> linux, microservices, containers, intellij / goland, firebase, android</text:p>
      <text:p text:style-name="Standard"/>
      <text:p text:style-name="P6">NexGen Storage/Pivot3, Louisville, CO — Senior Software Engineer <text:span text:style-name="T8">4/14-5/17</text:span></text:p>
      <text:p text:style-name="Standard"/>
      <text:p text:style-name="P7">Using <text:span text:style-name="T9">C++</text:span> on high-performance <text:span text:style-name="T9">Linux</text:span> storage processor:</text:p>
      <text:list text:style-name="L16">
        <text:list-item>
          <text:p text:style-name="P24"><text:s/>led research on next generation QoS algorithm</text:p>
        </text:list-item>
        <text:list-item>
          <text:p text:style-name="P24">developed framework for using different QoS algorithms</text:p>
        </text:list-item>
        <text:list-item>
          <text:p text:style-name="P24">gathering and visualization of IoB metrics</text:p>
        </text:list-item>
      </text:list>
      <text:p text:style-name="P7"><text:span text:style-name="T9">Tools/Skills:</text:span> C++, linux, R, shiny, java, bash</text:p>
      <text:p text:style-name="Standard"><text:s/></text:p>
      <text:p text:style-name="P25">Cisco, Denver, CO — Senior Software Engineer <text:span text:style-name="T8">4/08-4/14</text:span></text:p>
      <text:list text:style-name="L17">
        <text:list-item>
          <text:p text:style-name="P26"><text:span text:style-name="T1">C++</text:span> on <text:span text:style-name="T1">Linux </text:span>on Jabber / XMPP server features.</text:p>
        </text:list-item>
        <text:list-item>
          <text:p text:style-name="P26"><text:span text:style-name="T1">Python</text:span><text:span text:style-name="T7"> </text:span>on <text:span text:style-name="T1">Linux</text:span><text:span text:style-name="T9"> </text:span>for unit / functional tests of Jabber / XMPP server.</text:p>
        </text:list-item>
        <text:list-item>
          <text:p text:style-name="P26"><text:span text:style-name="T1">Java</text:span> on <text:span text:style-name="T1">Android </text:span>for Cisco Spark application (2nd member of initial team).</text:p>
        </text:list-item>
      </text:list>
      <text:p text:style-name="P7"><text:span text:style-name="T9">Tools/Skills:</text:span> C++, python, java, android</text:p>
      <text:p text:style-name="Standard"/>
      <text:p text:style-name="P6">Aztek Networks, Boulder, CO — Senior Software Engineer <text:span text:style-name="T17">7/07-4/08</text:span></text:p>
      <text:list text:style-name="L18">
        <text:list-item>
          <text:p text:style-name="P27">Led initial software portion of new, from scratch, line-switch project.</text:p>
        </text:list-item>
        <text:list-item>
          <text:p text:style-name="P27"><text:span text:style-name="T1">C++</text:span> on <text:span text:style-name="T1">Linux </text:span>on emergency telephone switch.</text:p>
        </text:list-item>
        <text:list-item>
          <text:p text:style-name="P27"><text:span text:style-name="T1">Javascript</text:span> / PHP for full-stack UI port / redesign for ported VOIP switch.</text:p>
        </text:list-item>
      </text:list>
      <text:p text:style-name="P7"><text:span text:style-name="T9">Tools/Skills:</text:span> C++, php, javascript</text:p>
      <text:p text:style-name="Standard"/>
      <text:h text:style-name="P28" text:outline-level="2" text:is-list-header="true"><text:span text:style-name="T18">OTHER RELEVANT </text:span>EXPERIENCE</text:h>
      <text:list text:style-name="L19">
        <text:list-item>
          <text:p text:style-name="P29"><text:span text:style-name="T19">Lead on scripting and session management components for telephony service.</text:span></text:p>
        </text:list-item>
        <text:list-item>
          <text:p text:style-name="P29"><text:span text:style-name="T19">C++ on SCO and Linux on scripting and session management components of telephony server.</text:span></text:p>
        </text:list-item>
        <text:list-item>
          <text:p text:style-name="P29"><text:span text:style-name="T19">Created proprietary scripting language for specialized call flows.</text:span></text:p>
        </text:list-item>
        <text:list-item>
          <text:p text:style-name="P29"><text:span text:style-name="T19">Wrote tooling and application framework for common component processes.</text:span></text:p>
        </text:list-item>
        <text:list-item>
          <text:p text:style-name="P29"><text:span text:style-name="T19">Developed dockable window framework in proprietary windowing library.</text:span></text:p>
        </text:list-item>
        <text:list-item>
          <text:p text:style-name="P29"><text:span text:style-name="T19">Augmented and supported main interface to 3D modeling visualization tool.</text:span></text:p>
        </text:list-item>
        <text:list-item>
          <text:p text:style-name="P29"><text:span text:style-name="T19">Developed abstraction framework around X-window specification for windowing and event dispatching.</text:span></text:p>
        </text:list-item>
      </text:list>
      <text:h text:style-name="Heading_20_2" text:outline-level="2">EDUCATION</text:h>
      <text:p text:style-name="Standard"/>
      <text:p text:style-name="P30">Kansas State University, Manhattan, KS — <text:span text:style-name="T20">Master of Science</text:span></text:p>
      <text:list text:style-name="L20">
        <text:list-item>
          <text:p text:style-name="P31">Master of Science in Computer Science (3.7/<text:span text:style-name="T21">4.0</text:span>)</text:p>
        </text:list-item>
        <text:list-item>
          <text:p text:style-name="P32">Project: Compiler for Object Metric Analysis</text:p>
          <text:list>
            <text:list-item>
              <text:p text:style-name="P32">measuring the object-oriented-ness of C++ code.</text:p>
            </text:list-item>
          </text:list>
        </text:list-item>
      </text:list>
      <text:p text:style-name="Standard"/>
      <text:p text:style-name="P30">Fort Hays State University, Hays, KS — <text:span text:style-name="T20">Bachelor of Science</text:span></text:p>
      <text:list text:style-name="L21">
        <text:list-item>
          <text:p text:style-name="P33">Bachelor of Science in Mathematics <text:span text:style-name="T20">(3.8/</text:span><text:span text:style-name="T21">4.0</text:span><text:span text:style-name="T20">)</text:span></text:p>
          <text:list>
            <text:list-item>
              <text:p text:style-name="P33">Computer Science emphasis</text:p>
            </text:list-item>
            <text:list-item>
              <text:p text:style-name="P33">Management Information Systems minor</text:p>
            </text:list-item>
          </text:list>
        </text:list-item>
        <text:list-item>
          <text:p text:style-name="P33">Senior Project / Presentation: Object-Oriented Programming</text:p>
        </text:list-item>
      </text:list>
      <text:h text:style-name="P34" text:outline-level="2"><text:soft-page-break/><text:span text:style-name="T22">WORDS</text:span><text:span text:style-name="T23"><text:line-break/><text:line-break/></text:span><text:span text:style-name="T24">C++</text:span><text:span text:style-name="T23"> </text:span><text:span text:style-name="T24">modern-C++</text:span><text:span text:style-name="T23"> gdb </text:span><text:span text:style-name="T24">OOD/OOP</text:span><text:span text:style-name="T23"> templates lambdas threading </text:span><text:span text:style-name="T24">microservices </text:span><text:span text:style-name="T23">atomic-operations </text:span><text:span text:style-name="T24">Linux </text:span><text:span text:style-name="T23">Ubuntu Redhat </text:span><text:span text:style-name="T24">docker</text:span><text:span text:style-name="T23"> containerization </text:span><text:span text:style-name="T25">control-groups lxc </text:span><text:span text:style-name="T23">proxmox virtualization </text:span><text:span text:style-name="T24">qemu/kvm/vmware</text:span><text:span text:style-name="T23"> kubernetes </text:span><text:span text:style-name="T24">BASH</text:span><text:span text:style-name="T23"> IPC </text:span><text:span text:style-name="T24">git</text:span><text:span text:style-name="T23"> </text:span><text:span text:style-name="T24">REST</text:span><text:span text:style-name="T23"> </text:span><text:span text:style-name="T24">Python</text:span><text:span text:style-name="T23"> SaaS backend json xml</text:span></text:h>
      <text:h text:style-name="P35" text:outline-level="2"><text:span text:style-name="T23">computational-complexity efficiency-management requirements-analysis planning measurement </text:span><text:span text:style-name="T24">metrics</text:span><text:span text:style-name="T23"> trends </text:span><text:span text:style-name="T24">engaging-presentations</text:span><text:span text:style-name="T26"> </text:span><text:span text:style-name="T24">EQ</text:span><text:span text:style-name="T23"> mindfulness intrinsic/extrinsic-benefits</text:span></text:h>
      <text:h text:style-name="P35" text:outline-level="2"><text:span text:style-name="T23"><text:line-break/><text:line-break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6d19" officeooo:paragraph-rsid="001c6d19"/>
    </style:style>
    <style:style style:name="MP2" style:family="paragraph" style:parent-style-name="Footer">
      <style:paragraph-properties fo:text-align="center" style:justify-single-word="false"/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MP3" style:family="paragraph" style:parent-style-name="Footer">
      <style:paragraph-properties fo:text-align="start" style:justify-single-word="false"/>
      <style:text-properties fo:color="#808080" loext:opacity="100%" officeooo:paragraph-rsid="00312e06"/>
    </style:style>
    <style:style style:name="MT1" style:family="text">
      <style:text-properties fo:color="#808080" loext:opacity="100%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color="#000080" loext:opacity="100%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officeooo:rsid="00287d04"/>
    </style:style>
    <style:style style:name="MT4" style:family="text">
      <style:text-properties officeooo:rsid="00312e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rrell Piner <text:s text:c="45"/>+1 (303) 578-0035 <text:s text:c="26"/></text:span><text:a xlink:type="simple" xlink:href="mailto:darpin1963@gmail.com" text:style-name="Internet_20_link" text:visited-style-name="Visited_20_Internet_20_Link"><text:span text:style-name="MT2">darpin1963@gmail.co</text:span></text:a><text:span text:style-name="MT1">m</text:span></text:p>
      </style:header>
      <style:header-first>
        <text:p text:style-name="Header_20_left"/>
      </style:header-first>
      <style:footer>
        <text:p text:style-name="MP2"><text:page-number text:select-page="current">2</text:page-number><text:s/><text:span text:style-name="MT3">of </text:span><text:span text:style-name="MT3"><text:page-count>5</text:page-count></text:span></text:p>
      </style:footer>
      <style:footer-first>
        <text:p text:style-name="MP3"><text:span text:style-name="MT4">github.com/darpin/darpinresume/ <text:s text:c="102"/></text:span><text:page-number text:select-page="current">1</text:page-number><text:s/><text:span text:style-name="MT3">of </text:span><text:span text:style-name="MT3"><text:page-count>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9:48:39.686665681</meta:creation-date>
    <meta:generator>LibreOffice/24.8.2.1$Linux_X86_64 LibreOffice_project/0f794b6e29741098670a3b95d60478a65d05ef13</meta:generator>
    <dc:date>2024-11-03T17:03:01.776393917</dc:date>
    <meta:editing-duration>PT1H34M22S</meta:editing-duration>
    <meta:editing-cycles>35</meta:editing-cycles>
    <meta:print-date>2024-11-03T17:05:33.068678004</meta:print-date>
    <meta:document-statistic meta:table-count="0" meta:image-count="0" meta:object-count="0" meta:page-count="5" meta:paragraph-count="121" meta:word-count="1160" meta:character-count="8401" meta:non-whitespace-character-count="7200"/>
  </office:meta>
</office:document-meta>
</file>